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2000000258CA0C59C4.png"/>
  <manifest:file-entry manifest:media-type="image/png" manifest:full-path="Pictures/10000000000003200000025819812F2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005cm"/>
    </style:style>
    <style:style style:name="pr2" style:family="presentation" style:parent-style-name="lyt-bluelinesgrad-outline1">
      <style:graphic-properties fo:min-height="10.188cm"/>
    </style:style>
    <style:style style:name="pr3" style:family="presentation" style:parent-style-name="lyt-bluelinesgrad-notes">
      <style:graphic-properties draw:fill-color="#ffffff" fo:min-height="13.364cm"/>
    </style:style>
    <style:style style:name="pr4" style:family="presentation" style:parent-style-name="lyt-bluelinesgrad-outline1">
      <style:graphic-properties fo:min-height="11.886cm"/>
    </style:style>
    <style:style style:name="pr5" style:family="presentation" style:parent-style-name="lyt-bluelinesgrad-outline1">
      <style:graphic-properties fo:min-height="11.816cm"/>
    </style:style>
    <style:style style:name="pr6" style:family="presentation" style:parent-style-name="lyt-bluelinesgrad-outline1">
      <style:graphic-properties fo:min-height="12.244cm"/>
    </style:style>
    <style:style style:name="P1" style:family="paragraph">
      <style:text-properties fo:font-size="28.1000003814697pt"/>
    </style:style>
    <style:style style:name="P2" style:family="paragraph"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ffff00"/>
    </style:style>
    <style:style style:name="T3" style:family="text">
      <style:text-properties fo:color="#66ff99"/>
    </style:style>
    <style:style style:name="T4" style:family="text">
      <style:text-properties fo:color="#00ff66"/>
    </style:style>
    <style:style style:name="T5" style:family="text">
      <style:text-properties fo:color="#ffff00" fo:text-shadow="none"/>
    </style:style>
    <style:style style:name="T6" style:family="text">
      <style:text-properties fo:color="#66ff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Informatik in der Systemintegration</text:p>
          </draw:text-box>
        </draw:frame>
        <draw:frame presentation:style-name="pr2" draw:layer="layout" svg:width="28.799cm" svg:height="10.188cm" svg:x="1.6cm" svg:y="5.154cm" presentation:class="outline">
          <draw:text-box>
            <text:list text:style-name="L2">
              <text:list-item>
                <text:p>„Bitte ein Bit“ - Umrechnung von Bit in Byte (MSB;LSB)</text:p>
              </text:list-item>
              <text:list-item>
                <text:p>Layer 1 – Kabelsalat und die dazugehörigen Zutaten</text:p>
              </text:list-item>
              <text:list-item>
                <text:p>Kommunikation </text:p>
              </text:list-item>
              <text:list-item>
                <text:p>Konfiguration </text:p>
              </text:list-item>
              <text:list-item>
                <text:p>Troubbleshootin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Umrechnung(„Bit“,-&gt;Byte);</text:p>
          </draw:text-box>
        </draw:frame>
        <draw:frame presentation:style-name="pr2" draw:layer="layout" svg:width="28.799cm" svg:height="10.188cm" svg:x="1.6cm" svg:y="5.154cm" presentation:class="outline" presentation:user-transformed="true">
          <draw:text-box>
            <text:list text:style-name="L2">
              <text:list-item>
                <text:p>8 Bit = 1 Byte</text:p>
              </text:list-item>
              <text:list-item>
                <text:p>1000Byte = 1 KiloByte</text:p>
              </text:list-item>
              <text:list-item>
                <text:p>1000KByte = 1 MegaByte</text:p>
              </text:list-item>
              <text:list-item>
                <text:p>1000MByte = 1 GigaByte</text:p>
              </text:list-item>
              <text:list-item>
                <text:p>1000GByte = 1 Terrabyte </text:p>
                <text:p/>
              </text:list-item>
              <text:list-item>
                <text:p>Byte-&gt;Bit = *8<text:tab/><text:tab/><text:tab/>Bit-&gt;Byte= /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Binäre Schreibsystem von Zahlen</text:p>
          </draw:text-box>
        </draw:frame>
        <draw:frame presentation:style-name="pr4" draw:layer="layout" svg:width="31cm" svg:height="11.886cm" svg:x="1.8cm" svg:y="5.2cm" presentation:class="outline" presentation:user-transformed="true">
          <draw:text-box>
            <text:list text:style-name="L2">
              <text:list-item>
                <text:p>Mit 8 Bit Zahlen darstellen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">8 Bit = 8 „NULLEN“ oder „EINSEN“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BIT<text:tab/><text:tab/><text:tab/><text:span text:style-name="T2">0</text:span><text:tab/><text:tab/>0<text:tab/><text:tab/>0<text:tab/><text:tab/>0<text:tab/><text:tab/>0<text:tab/><text:tab/>0<text:tab/><text:tab/>0<text:tab/><text:tab/><text:span text:style-name="T3">0</text:span></text:p>
              </text:list-item>
              <text:list-item>
                <text:p>DEZIMAL<text:tab/><text:span text:style-name="T2">1</text:span><text:tab/><text:tab/>2<text:tab/><text:tab/>4<text:tab/><text:tab/>8<text:tab/><text:tab/>16<text:tab/><text:tab/>32<text:tab/><text:tab/>64<text:tab/><text:tab/><text:span text:style-name="T4">128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5">LSB</text:span><text:tab/><text:span text:style-name="T1"> (Niedrigste Zahl)</text:span><text:span text:style-name="T1"><text:tab/></text:span><text:span text:style-name="T1"><text:tab/></text:span><text:tab/><text:tab/><text:tab/><text:tab/><text:tab/><text:tab/><text:span text:style-name="T6">MSB</text:span><text:span text:style-name="T1"> (Höchste </text:span><text:span text:style-name="T1">Zahl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LSB = Least significant Bit <text:tab/>||<text:tab/><text:tab/>MSB = Most significant Bit</text:p>
              </text:list-item>
              <text:list-item>
                <text:p>Umrechnung:</text:p>
              </text:list-item>
            </text:list>
            <text:list text:style-name="L3">
              <text:list-item>
                <text:list>
                  <text:list-item>
                    <text:p><text:span text:style-name="T1">1 gibt an welche Dezimalzahl man mitnimmt...</text:span></text:p>
                  </text:list-item>
                  <text:list-item>
                    <text:p><text:span text:style-name="T1">0 gibt an welche Dezimalzahl man nicht mitnimm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Binäre Schreibsystem von Zahlen</text:p>
          </draw:text-box>
        </draw:frame>
        <draw:frame presentation:style-name="pr2" draw:layer="layout" svg:width="28.799cm" svg:height="10.188cm" svg:x="1.6cm" svg:y="5.154cm" presentation:class="outline" presentation:user-transformed="true">
          <draw:text-box>
            <text:list text:style-name="L2">
              <text:list-item>
                <text:p>Beispiel:</text:p>
                <text:p>geg. LSB ist links / 8 Bit / dezimal Zahl „201“ soll raus kommen!</text:p>
                <text:p/>
              </text:list-item>
              <text:list-item>
                <text:p>BIT<text:tab/><text:tab/>1<text:tab/><text:tab/>0<text:tab/><text:tab/>0<text:tab/><text:tab/>1<text:tab/><text:tab/>0<text:tab/><text:tab/>0<text:tab/><text:tab/>1<text:tab/><text:tab/>1</text:p>
              </text:list-item>
              <text:list-item>
                <text:p>DEZI<text:tab/><text:tab/>1<text:tab/><text:tab/>2<text:tab/><text:tab/>4<text:tab/><text:tab/>8<text:tab/><text:tab/>16<text:tab/><text:tab/>32<text:tab/><text:tab/>64<text:tab/><text:tab/>128</text:p>
                <text:p/>
              </text:list-item>
              <text:list-item>
                <text:p>Ergebnis BIT = 10010011 mit LSB link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Binäre Schreibsystem von Zahlen</text:p>
          </draw:text-box>
        </draw:frame>
        <draw:frame presentation:style-name="pr2" draw:layer="layout" svg:width="28.799cm" svg:height="10.188cm" svg:x="1.6cm" svg:y="5.154cm" presentation:class="outline" presentation:user-transformed="true">
          <draw:text-box>
            <text:list text:style-name="L2">
              <text:list-item>
                <text:p>Beispiel 2:</text:p>
                <text:p>geg. LSB ist rechts / 8 Bit / dezimal Zahl „201“ soll raus kommen!</text:p>
              </text:list-item>
              <text:list-item>
                <text:p>BIT<text:tab/><text:tab/>1<text:tab/><text:tab/>1<text:tab/><text:tab/>0<text:tab/><text:tab/>0<text:tab/><text:tab/>1<text:tab/><text:tab/>0<text:tab/><text:tab/>0<text:tab/><text:tab/>1</text:p>
              </text:list-item>
              <text:list-item>
                <text:p>DEZI <text:tab/><text:tab/>128<text:tab/>64<text:tab/><text:tab/>32<text:tab/><text:tab/>16<text:tab/><text:tab/>8<text:tab/><text:tab/>4<text:tab/><text:tab/>2<text:tab/><text:tab/>1</text:p>
                <text:p/>
              </text:list-item>
              <text:list-item>
                <text:p>Ergebnis BIT = 11001001 mit LSB recht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Layer 1 Kabelsalat und die Zutaten</text:p>
          </draw:text-box>
        </draw:frame>
        <draw:frame presentation:style-name="pr2" draw:text-style-name="P2" draw:layer="layout" svg:width="28.799cm" svg:height="10.188cm" svg:x="1.6cm" svg:y="5.154cm" presentation:class="outline" presentation:user-transformed="true">
          <draw:text-box>
            <text:list text:style-name="L2">
              <text:list-item>
                <text:p text:style-name="P2"><text:span text:style-name="T1">Layer 1 = Physical layer = Bitübertragungsschicht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1">Beschreibt alles Physikalische zum Aufbau eines Netzwerks</text:span></text:p>
                  </text:list-item>
                  <text:list-item>
                    <text:p text:style-name="P2"><text:span text:style-name="T1">Kabe...Bridge...Hub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draw:frame presentation:style-name="pr1" draw:layer="layout" svg:width="28.799cm" svg:height="3.005cm" svg:x="1.6cm" svg:y="0.717cm" presentation:class="title">
          <draw:text-box>
            <text:p>Kommunikation </text:p>
          </draw:text-box>
        </draw:frame>
        <draw:frame presentation:style-name="pr2" draw:layer="layout" svg:width="28.799cm" svg:height="10.188cm" svg:x="1.6cm" svg:y="5.154cm" presentation:class="outline" presentation:user-transformed="true">
          <draw:text-box>
            <text:list text:style-name="L2">
              <text:list-item>
                <text:p>IP Adresse: </text:p>
              </text:list-item>
              <text:list-item>
                <text:p>Ipv4 = Internet Protokoll Version 4</text:p>
              </text:list-item>
              <text:list-item>
                <text:p>192.168.2.1<text:tab/><text:tab/>/<text:tab/><text:tab/>172.165.112.205</text:p>
                <text:p>Punkt Trennung<text:tab/>| werte von 0-255 (8Bit) </text:p>
              </text:list-item>
              <text:list-item>
                <text:p/>
              </text:list-item>
              <text:list-item>
                <text:p>192<text:tab/>.<text:tab/><text:tab/>168<text:tab/><text:tab/>.<text:tab/><text:tab/>112<text:tab/><text:tab/>.<text:tab/><text:tab/>102</text:p>
                <text:p>Gilching <text:tab/>Zeppelinstr<text:tab/><text:tab/>8<text:tab/><text:tab/><text:tab/><text:tab/><text:tab/>Zelin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draw:frame presentation:style-name="pr1" draw:layer="layout" svg:width="28.799cm" svg:height="3.005cm" svg:x="1.6cm" svg:y="0.717cm" presentation:class="title">
          <draw:text-box>
            <text:p>Kommunikation </text:p>
          </draw:text-box>
        </draw:frame>
        <draw:frame presentation:style-name="pr5" draw:layer="layout" svg:width="28.799cm" svg:height="11.816cm" svg:x="1.6cm" svg:y="5.154cm" presentation:class="outline" presentation:user-transformed="true">
          <draw:text-box>
            <text:list text:style-name="L2">
              <text:list-item>
                <text:p>Subnetz:</text:p>
              </text:list-item>
              <text:list-item>
                <text:p>Subnetzmaske: 255.255.255.0</text:p>
              </text:list-item>
              <text:list-item>
                <text:p>Die NULL gibt an wo werte vergeben werden können </text:p>
                <text:p/>
              </text:list-item>
              <text:list-item>
                <text:p>Subnetz = Fester IP Bereich (unveränderlich), alle in diesem bereich könne mit einander kommunizieren.</text:p>
                <text:p>zb. alle die in Gilching Zeppelinstr.8 sind können mit einander kommunizieren wenn du aber Zeppelinstr.10 bist...kannst du nicht mehr mit mir kommunizier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draw:frame presentation:style-name="pr1" draw:layer="layout" svg:width="28.799cm" svg:height="3.005cm" svg:x="1.6cm" svg:y="0.717cm" presentation:class="title">
          <draw:text-box>
            <text:p>Kommunikation </text:p>
          </draw:text-box>
        </draw:frame>
        <draw:frame presentation:style-name="pr2" draw:layer="layout" svg:width="28.799cm" svg:height="10.188cm" svg:x="1.6cm" svg:y="5.154cm" presentation:class="outline" presentation:user-transformed="true">
          <draw:text-box>
            <text:list text:style-name="L2">
              <text:list-item>
                <text:p>Default Gateway (der weg ins Internet )</text:p>
              </text:list-item>
              <text:list-item>
                <text:p>Default Gateway = Adresse des Routers der mit dem Internet Verbunden ist (meistens die .1) bsp. 192.168.2.1 (Telekom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draw:frame presentation:style-name="pr1" draw:layer="layout" svg:width="28.799cm" svg:height="3.005cm" svg:x="1.6cm" svg:y="0.717cm" presentation:class="title">
          <draw:text-box>
            <text:p>Kommunikation </text:p>
          </draw:text-box>
        </draw:frame>
        <draw:frame presentation:style-name="pr6" draw:layer="layout" svg:width="28.799cm" svg:height="12.244cm" svg:x="1.6cm" svg:y="5.154cm" presentation:class="outline" presentation:user-transformed="true">
          <draw:text-box>
            <text:list text:style-name="L2">
              <text:list-item>
                <text:p>DNS</text:p>
              </text:list-item>
              <text:list-item>
                <text:p>Domain Name System </text:p>
              </text:list-item>
              <text:list-item>
                <text:p>DNS = Telefonbuch der IT...</text:p>
              </text:list-item>
              <text:list-item>
                <text:p>Wandelt Namen (Domains) wie <text:a xlink:href="http://www.google.de/">www.google.de</text:a> in eine IP um auf die wir uns verbinden.</text:p>
              </text:list-item>
              <text:list-item>
                <text:p>Fazit <text:s/>= wir müssen uns nur Namen merken und keine IP Adressen</text:p>
              </text:list-item>
              <text:list-item>
                <text:p><text:a xlink:href="http://Www.google.de/">Www.google.de</text:a> = 216.58.212.131</text:p>
              </text:list-item>
              <text:list-item>
                <text:p>Klassische DNS Server = 1.1.1.1 oder 8.8.8.8 ...und meh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draw:frame presentation:style-name="pr1" draw:layer="layout" svg:width="28.799cm" svg:height="3.005cm" svg:x="1.6cm" svg:y="0.717cm" presentation:class="title">
          <draw:text-box>
            <text:p>Konfiguration</text:p>
          </draw:text-box>
        </draw:frame>
        <draw:frame presentation:style-name="pr5" draw:layer="layout" svg:width="28.799cm" svg:height="11.816cm" svg:x="1.6cm" svg:y="5.154cm" presentation:class="outline" presentation:user-transformed="true">
          <draw:text-box>
            <text:list text:style-name="L2">
              <text:list-item>
                <text:p>VLAN </text:p>
              </text:list-item>
              <text:list-item>
                <text:p>Virtuel Lokal Area Network</text:p>
              </text:list-item>
              <text:list-item>
                <text:p>Ein virtuelles privates Netzwerk...</text:p>
              </text:list-item>
              <text:list-item>
                <text:p>Wird bei Switchen konfiguriert um zwei gebiete von einander vollständig ab zu grenzen</text:p>
              </text:list-item>
              <text:list-item>
                <text:p>Kommunikationsverhinderung zwischen zwei Bereichen mit aber nur einem switch möglich !!</text:p>
              </text:list-item>
              <text:list-item>
                <text:p>zb. Netzwerk Trennung zwischen Büro Infrastruktur und Lager Infrastrukt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draw:frame presentation:style-name="pr1" draw:layer="layout" svg:width="28.799cm" svg:height="3.005cm" svg:x="1.6cm" svg:y="0.717cm" presentation:class="title">
          <draw:text-box>
            <text:p>Konfiguration</text:p>
          </draw:text-box>
        </draw:frame>
        <draw:frame presentation:style-name="pr2" draw:layer="layout" svg:width="28.799cm" svg:height="10.188cm" svg:x="1.6cm" svg:y="5.154cm" presentation:class="outline" presentation:user-transformed="true">
          <draw:text-box>
            <text:list text:style-name="L2">
              <text:list-item>
                <text:p>DMZ</text:p>
              </text:list-item>
              <text:list-item>
                <text:p>Demilitarisierte Zone </text:p>
              </text:list-item>
              <text:list-item>
                <text:p>Abgrenzung von Krisen Zonen durch VLAN oder Physikalischer Trennung </text:p>
              </text:list-item>
              <text:list-item>
                <text:p>Sicherheitstechnisch wichtig da somit bei einer Schwachstelle im nicht die gesamte Infrastruktur Kompromittiert werden kan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draw:frame presentation:style-name="pr1" draw:layer="layout" svg:width="28.799cm" svg:height="3.005cm" svg:x="1.6cm" svg:y="0.717cm" presentation:class="title">
          <draw:text-box>
            <text:p>Troubleshooting</text:p>
          </draw:text-box>
        </draw:frame>
        <draw:frame presentation:style-name="pr2" draw:layer="layout" svg:width="28.799cm" svg:height="10.188cm" svg:x="1.6cm" svg:y="5.154cm" presentation:class="outline" presentation:user-transformed="true">
          <draw:text-box>
            <text:list text:style-name="L2">
              <text:list-item>
                <text:p>DNS nicht erreichbar?</text:p>
              </text:list-item>
              <text:list-item>
                <text:p>Interner Ping an Clients geht...aber nach außen nicht?</text:p>
              </text:list-item>
              <text:list-item>
                <text:p>Netzwerk Traffic Kolliediert...netzwerk stürzt ständig ab??</text:p>
              </text:list-item>
              <text:list-item>
                <text:p>IP Kollision ??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draw:frame presentation:style-name="pr1" draw:layer="layout" svg:width="28.799cm" svg:height="3.005cm" svg:x="1.6cm" svg:y="0.717cm" presentation:class="title">
          <draw:text-box>
            <text:p>DaNKe eUCH!!</text:p>
          </draw:text-box>
        </draw:frame>
        <draw:frame presentation:style-name="pr2" draw:layer="layout" svg:width="28.799cm" svg:height="10.188cm" svg:x="1.6cm" svg:y="5.154cm" presentation:class="outline">
          <draw:text-box>
            <text:list text:style-name="L2">
              <text:list-item>
                <text:p>Fragen??</text:p>
              </text:list-item>
              <text:list-item>
                <text:p>Verbesserungen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mo" style:font-family-generic="roman" style:font-pitch="variable" fo:font-size="27.3999996185303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37.7000007629395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organic-outline3" style:family="presentation" style:parent-style-name="lyt-organic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organic-outline4" style:family="presentation" style:parent-style-name="lyt-organic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organic-outline5" style:family="presentation" style:parent-style-name="lyt-organic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6" style:family="presentation" style:parent-style-name="lyt-organic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7" style:family="presentation" style:parent-style-name="lyt-organic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8" style:family="presentation" style:parent-style-name="lyt-organic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9" style:family="presentation" style:parent-style-name="lyt-organic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uelinesgrad-outline3" style:family="presentation" style:parent-style-name="lyt-bluelinesgrad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uelinesgrad-outline4" style:family="presentation" style:parent-style-name="lyt-bluelinesgrad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uelinesgrad-outline5" style:family="presentation" style:parent-style-name="lyt-bluelinesgrad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outline6" style:family="presentation" style:parent-style-name="lyt-bluelinesgrad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outline7" style:family="presentation" style:parent-style-name="lyt-bluelinesgrad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outline8" style:family="presentation" style:parent-style-name="lyt-bluelinesgrad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outline9" style:family="presentation" style:parent-style-name="lyt-bluelinesgrad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8.799cm" svg:height="3.005cm" svg:x="1.6cm" svg:y="0.717cm" presentation:class="title" presentation:placeholder="true">
        <draw:text-box/>
      </draw:frame>
      <draw:frame presentation:style-name="Standard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7.429cm" svg:height="3.005cm" svg:x="2.285cm" svg:y="1.317cm" presentation:class="title" presentation:placeholder="true">
        <draw:text-box/>
      </draw:frame>
      <draw:frame presentation:style-name="lyt-organic-outline1" draw:layer="backgroundobjects" svg:width="26.286cm" svg:height="9.931cm" svg:x="2.857cm" svg:y="4.726cm" presentation:class="outline" presentation:placeholder="true">
        <draw:text-box/>
      </draw:frame>
      <draw:frame presentation:style-name="Mpr4" draw:text-style-name="MP4" draw:layer="backgroundobjects" svg:width="7.455cm" svg:height="1.241cm" svg:x="1.942cm" svg:y="15.369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10.143cm" svg:height="1.241cm" svg:x="10.944cm" svg:y="15.36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7.455cm" svg:height="1.241cm" svg:x="22.486cm" svg:y="15.36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8.799cm" svg:height="3.005cm" svg:x="1.6cm" svg:y="0.717cm" presentation:class="title" presentation:placeholder="true">
        <draw:text-box/>
      </draw:frame>
      <draw:frame presentation:style-name="lyt-bluelinesgrad-outline1" draw:layer="backgroundobjects" svg:width="28.799cm" svg:height="10.188cm" svg:x="1.6cm" svg:y="5.154cm" presentation:class="outline" presentation:placeholder="true">
        <draw:text-box/>
      </draw:frame>
      <draw:frame presentation:style-name="Mpr7" draw:text-style-name="MP4" draw:layer="backgroundobjects" svg:width="7.455cm" svg:height="1.241cm" svg:x="1.6cm" svg:y="16.655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10.143cm" svg:height="1.241cm" svg:x="10.944cm" svg:y="16.65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7.455cm" svg:height="1.241cm" svg:x="22.944cm" svg:y="16.655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05T20:01:24</meta:creation-date>
    <meta:editing-duration>PT3H49M4S</meta:editing-duration>
    <meta:editing-cycles>24</meta:editing-cycles>
    <dc:date>2020-08-06T12:16:57</dc:date>
    <meta:generator>OpenOffice/4.1.7$Unix OpenOffice.org_project/417m1$Build-9800</meta:generator>
    <meta:document-statistic meta:object-count="99"/>
  </office:meta>
</office:document-meta>
</file>